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F5F3709F78F8F22E.png" manifest:media-type="image/png"/>
  <manifest:file-entry manifest:full-path="Pictures/10000201000000EF000000F22DAA0C9E5AAD0BC0.png" manifest:media-type="image/png"/>
  <manifest:file-entry manifest:full-path="Pictures/10000201000000A300000165630C3CA725409CE2.png" manifest:media-type="image/png"/>
  <manifest:file-entry manifest:full-path="Pictures/10000201000000A300000165CC73EC53E967EB13.png" manifest:media-type="image/png"/>
  <manifest:file-entry manifest:full-path="Pictures/10000201000001B9000001210CBB57D39E92C49E.png" manifest:media-type="image/png"/>
  <manifest:file-entry manifest:full-path="Pictures/10000201000000A30000016506BBC26E19DD4A32.png" manifest:media-type="image/png"/>
  <manifest:file-entry manifest:full-path="Pictures/10000201000000A3000001652AEED2FD8EC9084A.png" manifest:media-type="image/png"/>
  <manifest:file-entry manifest:full-path="Pictures/10000201000001B90000012188366E87AE2EB6B7.png" manifest:media-type="image/png"/>
  <manifest:file-entry manifest:full-path="Pictures/10000201000000A300000165A98636789096847C.png" manifest:media-type="image/png"/>
  <manifest:file-entry manifest:full-path="Pictures/10000201000000A300000165A9C4129AD5FA3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4.7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7.35cm" fo:min-width="4.5cm"/>
    </style:style>
    <style:style style:name="gr3" style:family="graphic" style:parent-style-name="standard">
      <style:graphic-properties draw:stroke="none" draw:fill-color="#f5ffff" draw:textarea-horizontal-align="justify" draw:textarea-vertical-align="middle" draw:auto-grow-height="false" fo:min-height="7.35cm" fo:min-width="5.1cm"/>
    </style:style>
    <style:style style:name="gr4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4.1cm"/>
    </style:style>
    <style:style style:name="gr5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24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8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2.398cm"/>
    </style:style>
    <style:style style:name="gr9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417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12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8e9f0"/>
      <style:paragraph-properties fo:text-align="center"/>
    </style:style>
    <style:style style:name="P2" style:family="paragraph">
      <loext:graphic-properties draw:fill-color="#f5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7.6cm" svg:x="15.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7.6cm" svg:x="10.583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cm" svg:height="7.6cm" svg:x="20.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7.6cm" svg:x="6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744cm" svg:height="0.806cm" svg:x="15.828cm" svg:y="14.558cm">
          <draw:text-box>
            <text:p><text:span text:style-name="T1">Anwendungsserver</text:span></text:p>
          </draw:text-box>
        </draw:frame>
        <draw:g>
          <draw:g>
            <draw:frame draw:style-name="gr6" draw:text-style-name="P4" draw:layer="layout" svg:width="2.919cm" svg:height="1.913cm" svg:x="6.2cm" svg:y="13.922cm">
              <draw:image xlink:href="Pictures/10000201000001B90000012188366E87AE2EB6B7.png" xlink:type="simple" xlink:show="embed" xlink:actuate="onLoad">
                <text:p/>
              </draw:image>
            </draw:frame>
            <draw:frame draw:style-name="gr7" draw:text-style-name="P3" draw:layer="layout" svg:width="1.768cm" svg:height="0.806cm" svg:x="6.775cm" svg:y="15.594cm">
              <draw:text-box>
                <text:p><text:span text:style-name="T1">Client</text:span></text:p>
              </draw:text-box>
            </draw:frame>
          </draw:g>
          <draw:g>
            <draw:frame draw:style-name="gr6" draw:text-style-name="P4" draw:layer="layout" svg:width="2.919cm" svg:height="1.913cm" svg:x="6.281cm" svg:y="10.622cm">
              <draw:image xlink:href="Pictures/10000201000001B9000001210CBB57D39E92C49E.png" xlink:type="simple" xlink:show="embed" xlink:actuate="onLoad">
                <text:p/>
              </draw:image>
            </draw:frame>
            <draw:frame draw:style-name="gr7" draw:text-style-name="P3" draw:layer="layout" svg:width="1.768cm" svg:height="0.806cm" svg:x="6.856cm" svg:y="12.294cm">
              <draw:text-box>
                <text:p><text:span text:style-name="T1">Client</text:span></text:p>
              </draw:text-box>
            </draw:frame>
          </draw:g>
        </draw:g>
        <draw:frame draw:style-name="gr8" draw:text-style-name="P3" draw:layer="layout" svg:width="2.898cm" svg:height="0.806cm" svg:x="22.151cm" svg:y="14.558cm">
          <draw:text-box>
            <text:p><text:span text:style-name="T1">Datenbank</text:span></text:p>
          </draw:text-box>
        </draw:frame>
        <draw:line draw:style-name="gr9" draw:text-style-name="P4" draw:layer="layout" svg:x1="9cm" svg:y1="11.6cm" svg:x2="12.2cm" svg:y2="12.6cm">
          <text:p/>
        </draw:line>
        <draw:line draw:style-name="gr9" draw:text-style-name="P4" draw:layer="layout" svg:x1="8.8cm" svg:y1="15cm" svg:x2="12.2cm" svg:y2="13.8cm">
          <text:p/>
        </draw:line>
        <draw:line draw:style-name="gr9" draw:text-style-name="P4" draw:layer="layout" svg:x1="20cm" svg:y1="13.2cm" svg:x2="22cm" svg:y2="13.2cm">
          <text:p/>
        </draw:line>
        <draw:frame draw:style-name="gr10" draw:text-style-name="P3" draw:layer="layout" svg:width="4.917cm" svg:height="0.806cm" svg:x="10.625cm" svg:y="14.558cm">
          <draw:text-box>
            <text:p><text:span text:style-name="T1">Präsentationsserver</text:span></text:p>
          </draw:text-box>
        </draw:frame>
        <draw:line draw:style-name="gr9" draw:text-style-name="P4" draw:layer="layout" svg:x1="14.8cm" svg:y1="13.2cm" svg:x2="17.4cm" svg:y2="13.2cm">
          <text:p/>
        </draw:line>
        <draw:frame draw:style-name="gr11" draw:text-style-name="P5" draw:layer="layout" svg:width="4.6cm" svg:height="0.806cm" svg:x="6cm" svg:y="9cm">
          <draw:text-box>
            <text:p><text:span text:style-name="T2">Darstellung</text:span></text:p>
          </draw:text-box>
        </draw:frame>
        <draw:frame draw:style-name="gr11" draw:text-style-name="P5" draw:layer="layout" svg:width="5.2cm" svg:height="0.806cm" svg:x="15.6cm" svg:y="9cm">
          <draw:text-box>
            <text:p><text:span text:style-name="T3">Anwendung</text:span></text:p>
          </draw:text-box>
        </draw:frame>
        <draw:frame draw:style-name="gr11" draw:text-style-name="P5" draw:layer="layout" svg:width="5.4cm" svg:height="0.806cm" svg:x="20.8cm" svg:y="9.122cm">
          <draw:text-box>
            <text:p><text:span text:style-name="T3">Datenhaltung</text:span></text:p>
          </draw:text-box>
        </draw:frame>
        <draw:frame draw:style-name="gr11" draw:text-style-name="P5" draw:layer="layout" svg:width="5cm" svg:height="0.806cm" svg:x="10.6cm" svg:y="8.994cm">
          <draw:text-box>
            <text:p><text:span text:style-name="T3">Präsentation</text:span></text:p>
          </draw:text-box>
        </draw:frame>
        <draw:g>
          <draw:frame draw:style-name="gr12" draw:text-style-name="P4" draw:layer="layout" svg:width="1.37cm" svg:height="3cm" svg:x="17.626cm" svg:y="11.6cm">
            <draw:image xlink:href="Pictures/10000201000000A3000001652AEED2FD8EC9084A.png" xlink:type="simple" xlink:show="embed" xlink:actuate="onLoad">
              <text:p/>
            </draw:image>
          </draw:frame>
          <draw:frame draw:style-name="gr12" draw:text-style-name="P4" draw:layer="layout" svg:width="1.37cm" svg:height="3cm" svg:x="18.03cm" svg:y="11.342cm">
            <draw:image xlink:href="Pictures/10000201000000A300000165A98636789096847C.png" xlink:type="simple" xlink:show="embed" xlink:actuate="onLoad">
              <text:p/>
            </draw:image>
          </draw:frame>
          <draw:frame draw:style-name="gr12" draw:text-style-name="P4" draw:layer="layout" svg:width="1.37cm" svg:height="3cm" svg:x="18.43cm" svg:y="11.142cm">
            <draw:image xlink:href="Pictures/10000201000000A300000165A9C4129AD5FA3DC3.png" xlink:type="simple" xlink:show="embed" xlink:actuate="onLoad">
              <text:p/>
            </draw:image>
          </draw:frame>
        </draw:g>
        <draw:g>
          <draw:frame draw:style-name="gr12" draw:text-style-name="P4" draw:layer="layout" svg:width="1.37cm" svg:height="3cm" svg:x="12.404cm" svg:y="11.6cm">
            <draw:image xlink:href="Pictures/10000201000000A30000016506BBC26E19DD4A32.png" xlink:type="simple" xlink:show="embed" xlink:actuate="onLoad">
              <text:p/>
            </draw:image>
          </draw:frame>
          <draw:frame draw:style-name="gr12" draw:text-style-name="P4" draw:layer="layout" svg:width="1.37cm" svg:height="3cm" svg:x="12.808cm" svg:y="11.342cm">
            <draw:image xlink:href="Pictures/10000201000000A300000165CC73EC53E967EB13.png" xlink:type="simple" xlink:show="embed" xlink:actuate="onLoad">
              <text:p/>
            </draw:image>
          </draw:frame>
          <draw:frame draw:style-name="gr12" draw:text-style-name="P4" draw:layer="layout" svg:width="1.37cm" svg:height="3cm" svg:x="13.208cm" svg:y="11.142cm">
            <draw:image xlink:href="Pictures/10000201000000A300000165630C3CA725409CE2.png" xlink:type="simple" xlink:show="embed" xlink:actuate="onLoad">
              <text:p/>
            </draw:image>
          </draw:frame>
        </draw:g>
        <draw:g>
          <draw:frame draw:style-name="gr6" draw:text-style-name="P4" draw:layer="layout" svg:width="2.175cm" svg:height="2.202cm" svg:x="22.145cm" svg:y="12.476cm">
            <draw:image xlink:href="Pictures/10000201000000EF000000F22DAA0C9E5AAD0BC0.png" xlink:type="simple" xlink:show="embed" xlink:actuate="onLoad">
              <text:p/>
            </draw:image>
          </draw:frame>
          <draw:frame draw:style-name="gr6" draw:text-style-name="P4" draw:layer="layout" svg:width="2.175cm" svg:height="2.202cm" svg:x="22.481cm" svg:y="12.201cm">
            <draw:image xlink:href="Pictures/10000201000000EF000000F2F5F3709F78F8F22E.png" xlink:type="simple" xlink:show="embed" xlink:actuate="onLoad">
              <text:p/>
            </draw:image>
          </draw:frame>
          <draw:frame draw:style-name="gr6" draw:text-style-name="P4" draw:layer="layout" svg:width="2.175cm" svg:height="2.202cm" svg:x="22.881cm" svg:y="11.924cm">
            <draw:image xlink:href="Pictures/10000201000000EF000000F2F5F3709F78F8F22E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17:25:50.995756272</dc:date>
    <dc:creator>Dennis Schulmeister-Zimolong</dc:creator>
    <meta:editing-duration>PT35M54S</meta:editing-duration>
    <meta:editing-cycles>11</meta:editing-cycles>
    <meta:generator>LibreOffice/5.4.4.2$Linux_X86_64 LibreOffice_project/40m0$Build-2</meta:generator>
    <meta:document-statistic meta:object-count="57"/>
  </office:meta>
</office:document-meta>
</file>